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9" calcext:value-type="date">
            <text:p>0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1" calcext:value-type="date">
            <text:p>11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3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50"/>
        <table:table-column table:style-name="co7" table:default-cell-style-name="ce50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5" calcext:value-type="float">
            <text:p>5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11" calcext:value-type="float">
            <text:p>11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4">
          <table:table-cell table:number-columns-repeated="5"/>
          <table:table-cell table:style-name="ce35" office:value-type="string" calcext:value-type="string">
            <text:p>Информатика</text:p>
          </table:table-cell>
          <table:table-cell table:style-name="ce41" office:value-type="float" office:value="8" calcext:value-type="float">
            <text:p>8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.00.0000</text:date>, <text:time style:data-style-name="N2" text:time-value="21:52:06.07002317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2-12T13:52:27.090337575</dc:date>
    <meta:editing-duration>P107DT17H18M27S</meta:editing-duration>
    <meta:editing-cycles>639</meta:editing-cycles>
    <meta:document-statistic meta:table-count="5" meta:cell-count="652" meta:object-count="0"/>
  </office:meta>
</office:document-meta>
</file>